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Mono3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7cm" style:rel-width="100%" table:align="left" style:writing-mode="lr-tb"/>
    </style:style>
    <style:style style:name="Table2.A" style:family="table-column">
      <style:table-column-properties style:column-width="8.5cm" style:rel-column-width="48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2.A2" style:family="table-cell">
      <style:table-cell-properties style:vertical-align="top" fo:padding="0cm" fo:border="none" style:writing-mode="lr-tb"/>
    </style:style>
    <style:style style:name="Table2.B2" style:family="table-cell">
      <style:table-cell-properties style:vertical-align="top" fo:padding="0cm" fo:border="none" style:writing-mode="lr-tb"/>
    </style:style>
    <style:style style:name="Table2.A3" style:family="table-cell">
      <style:table-cell-properties style:vertical-align="top" fo:padding="0cm" fo:border="none" style:writing-mode="lr-tb"/>
    </style:style>
    <style:style style:name="Table2.B3" style:family="table-cell">
      <style:table-cell-properties style:vertical-align="top" fo:padding="0cm" fo:border="none" style:writing-mode="lr-tb"/>
    </style:style>
    <style:style style:name="Table2.A4" style:family="table-cell">
      <style:table-cell-properties style:vertical-align="top" fo:padding="0cm" fo:border="none" style:writing-mode="lr-tb"/>
    </style:style>
    <style:style style:name="Table2.B4" style:family="table-cell">
      <style:table-cell-properties style:vertical-align="top" fo:padding="0cm" fo:border="none" style:writing-mode="lr-tb"/>
    </style:style>
    <style:style style:name="Table2.5" style:family="table-row">
      <style:table-row-properties fo:keep-together="always"/>
    </style:style>
    <style:style style:name="Table2.A6" style:family="table-cell">
      <style:table-cell-properties style:vertical-align="top" fo:padding="0cm" fo:border="none" style:writing-mode="lr-tb"/>
    </style:style>
    <style:style style:name="Table2.B6" style:family="table-cell">
      <style:table-cell-properties style:vertical-align="top" fo:padding="0cm" fo:border="none" style:writing-mode="lr-tb"/>
    </style:style>
    <style:style style:name="Table2.A7" style:family="table-cell">
      <style:table-cell-properties style:vertical-align="top" fo:padding="0cm" fo:border="none" style:writing-mode="lr-tb"/>
    </style:style>
    <style:style style:name="Table2.B7" style:family="table-cell">
      <style:table-cell-properties style:vertical-align="top" fo:padding="0cm" fo:border="none" style:writing-mode="lr-tb"/>
    </style:style>
    <style:style style:name="Table2.A8" style:family="table-cell">
      <style:table-cell-properties style:vertical-align="top" fo:padding="0cm" fo:border="none" style:writing-mode="lr-tb"/>
    </style:style>
    <style:style style:name="Table2.B8" style:family="table-cell">
      <style:table-cell-properties style:vertical-align="top" fo:padding="0cm" fo:border="none" style:writing-mode="lr-tb"/>
    </style:style>
    <style:style style:name="Table2.A9" style:family="table-cell">
      <style:table-cell-properties style:vertical-align="top" fo:padding="0cm" fo:border="none" style:writing-mode="lr-tb"/>
    </style:style>
    <style:style style:name="Table2.B9" style:family="table-cell">
      <style:table-cell-properties style:vertical-align="top" fo:padding="0cm" fo:border="none" style:writing-mode="lr-tb"/>
    </style:style>
    <style:style style:name="Table2.A10" style:family="table-cell">
      <style:table-cell-properties style:vertical-align="top" fo:padding="0cm" fo:border="none" style:writing-mode="lr-tb"/>
    </style:style>
    <style:style style:name="Table2.B10" style:family="table-cell">
      <style:table-cell-properties style:vertical-align="top" fo:padding="0cm" fo:border="none" style:writing-mode="lr-tb"/>
    </style:style>
    <style:style style:name="Table2.A11" style:family="table-cell">
      <style:table-cell-properties style:vertical-align="top" fo:padding="0cm" fo:border="none" style:writing-mode="lr-tb"/>
    </style:style>
    <style:style style:name="Table2.B11" style:family="table-cell">
      <style:table-cell-properties style:vertical-align="top" fo:padding="0cm" fo:border="none" style:writing-mode="lr-tb"/>
    </style:style>
    <style:style style:name="Table2.A12" style:family="table-cell">
      <style:table-cell-properties style:vertical-align="top" fo:padding="0cm" fo:border="none" style:writing-mode="lr-tb"/>
    </style:style>
    <style:style style:name="Table2.B12" style:family="table-cell">
      <style:table-cell-properties style:vertical-align="top" fo:padding="0cm" fo:border="none" style:writing-mode="lr-tb"/>
    </style:style>
    <style:style style:name="Table2.A13" style:family="table-cell">
      <style:table-cell-properties style:vertical-align="top" fo:padding="0cm" fo:border="none" style:writing-mode="lr-tb"/>
    </style:style>
    <style:style style:name="Table2.B13" style:family="table-cell">
      <style:table-cell-properties style:vertical-align="top" fo:padding="0cm" fo:border="none" style:writing-mode="lr-tb"/>
    </style:style>
    <style:style style:name="Table2.A14" style:family="table-cell">
      <style:table-cell-properties style:vertical-align="top" fo:padding="0cm" fo:border="none" style:writing-mode="lr-tb"/>
    </style:style>
    <style:style style:name="Table2.B14" style:family="table-cell">
      <style:table-cell-properties style:vertical-align="top" fo:padding="0cm" fo:border="none" style:writing-mode="lr-tb"/>
    </style:style>
    <style:style style:name="Table2.A15" style:family="table-cell">
      <style:table-cell-properties style:vertical-align="top" fo:padding="0cm" fo:border="none" style:writing-mode="lr-tb"/>
    </style:style>
    <style:style style:name="Table2.B15" style:family="table-cell">
      <style:table-cell-properties style:vertical-align="top" fo:padding="0cm" fo:border="none" style:writing-mode="lr-tb"/>
    </style:style>
    <style:style style:name="Table2.A17" style:family="table-cell">
      <style:table-cell-properties style:vertical-align="top" fo:padding="0cm" fo:border="none" style:writing-mode="lr-tb"/>
    </style:style>
    <style:style style:name="Table2.B17" style:family="table-cell">
      <style:table-cell-properties style:vertical-align="top" fo:padding="0cm" fo:border="none" style:writing-mode="lr-tb"/>
    </style:style>
    <style:style style:name="Table2.A18" style:family="table-cell">
      <style:table-cell-properties style:vertical-align="top" fo:padding="0cm" fo:border="none" style:writing-mode="lr-tb"/>
    </style:style>
    <style:style style:name="Table2.B18" style:family="table-cell">
      <style:table-cell-properties style:vertical-align="top" fo:padding="0cm" fo:border="none" style:writing-mode="lr-tb"/>
    </style:style>
    <style:style style:name="Table2.A20" style:family="table-cell">
      <style:table-cell-properties style:vertical-align="top" fo:padding="0cm" fo:border="none" style:writing-mode="lr-tb"/>
    </style:style>
    <style:style style:name="Table2.B20" style:family="table-cell">
      <style:table-cell-properties style:vertical-align="top" fo:padding="0cm" fo:border="none" style:writing-mode="lr-tb"/>
    </style:style>
    <style:style style:name="Table2.A21" style:family="table-cell">
      <style:table-cell-properties style:vertical-align="top" fo:padding="0cm" fo:border="none" style:writing-mode="lr-tb"/>
    </style:style>
    <style:style style:name="Table2.B21" style:family="table-cell">
      <style:table-cell-properties style:vertical-align="top" fo:padding="0cm" fo:border="none" style:writing-mode="lr-tb"/>
    </style:style>
    <style:style style:name="Table2.A22" style:family="table-cell">
      <style:table-cell-properties style:vertical-align="top" fo:padding="0cm" fo:border="none" style:writing-mode="lr-tb"/>
    </style:style>
    <style:style style:name="Table2.B22" style:family="table-cell">
      <style:table-cell-properties style:vertical-align="top" fo:padding="0cm" fo:border="none" style:writing-mode="lr-tb"/>
    </style:style>
    <style:style style:name="Table2.A23" style:family="table-cell">
      <style:table-cell-properties style:vertical-align="top" fo:padding="0cm" fo:border="none" style:writing-mode="lr-tb"/>
    </style:style>
    <style:style style:name="Table2.B23" style:family="table-cell">
      <style:table-cell-properties style:vertical-align="top" fo:padding="0cm" fo:border="none" style:writing-mode="lr-tb"/>
    </style:style>
    <style:style style:name="Table2.A25" style:family="table-cell">
      <style:table-cell-properties style:vertical-align="top" fo:padding="0cm" fo:border="none" style:writing-mode="lr-tb"/>
    </style:style>
    <style:style style:name="Table2.B25" style:family="table-cell">
      <style:table-cell-properties style:vertical-align="top" fo:padding="0cm" fo:border="none" style:writing-mode="lr-tb"/>
    </style:style>
    <style:style style:name="Table2.A26" style:family="table-cell">
      <style:table-cell-properties style:vertical-align="top" fo:padding="0cm" fo:border="none" style:writing-mode="lr-tb"/>
    </style:style>
    <style:style style:name="Table2.B26" style:family="table-cell">
      <style:table-cell-properties style:vertical-align="top" fo:padding="0cm" fo:border="none" style:writing-mode="lr-tb"/>
    </style:style>
    <style:style style:name="Table2.A27" style:family="table-cell">
      <style:table-cell-properties style:vertical-align="top" fo:padding="0cm" fo:border="none" style:writing-mode="lr-tb"/>
    </style:style>
    <style:style style:name="Table2.B27" style:family="table-cell">
      <style:table-cell-properties style:vertical-align="top" fo:padding="0cm" fo:border="none" style:writing-mode="lr-tb"/>
    </style:style>
    <style:style style:name="Table2.A29" style:family="table-cell">
      <style:table-cell-properties style:vertical-align="top" fo:padding="0cm" fo:border="none" style:writing-mode="lr-tb"/>
    </style:style>
    <style:style style:name="Table2.B29" style:family="table-cell">
      <style:table-cell-properties style:vertical-align="top" fo:padding="0cm" fo:border="none" style:writing-mode="lr-tb"/>
    </style:style>
    <style:style style:name="Table2.A30" style:family="table-cell">
      <style:table-cell-properties style:vertical-align="top" fo:padding="0cm" fo:border="none" style:writing-mode="lr-tb"/>
    </style:style>
    <style:style style:name="Table2.B30" style:family="table-cell">
      <style:table-cell-properties style:vertical-align="top" fo:padding="0cm" fo:border="none" style:writing-mode="lr-tb"/>
    </style:style>
    <style:style style:name="Table2.A32" style:family="table-cell">
      <style:table-cell-properties style:vertical-align="top" fo:padding="0cm" fo:border="none" style:writing-mode="lr-tb"/>
    </style:style>
    <style:style style:name="Table2.B32" style:family="table-cell">
      <style:table-cell-properties style:vertical-align="top" fo:padding="0cm" fo:border="none" style:writing-mode="lr-tb"/>
    </style:style>
    <style:style style:name="Table2.A33" style:family="table-cell">
      <style:table-cell-properties style:vertical-align="top" fo:padding="0cm" fo:border="none" style:writing-mode="lr-tb"/>
    </style:style>
    <style:style style:name="Table2.B33" style:family="table-cell">
      <style:table-cell-properties style:vertical-align="top" fo:padding="0cm" fo:border="none" style:writing-mode="lr-tb"/>
    </style:style>
    <style:style style:name="Table2.A34" style:family="table-cell">
      <style:table-cell-properties style:vertical-align="top" fo:padding="0cm" fo:border="none" style:writing-mode="lr-tb"/>
    </style:style>
    <style:style style:name="Table2.B34" style:family="table-cell">
      <style:table-cell-properties style:vertical-align="top" fo:padding="0cm" fo:border="none" style:writing-mode="lr-tb"/>
    </style:style>
    <style:style style:name="Table4" style:family="table">
      <style:table-properties style:width="17cm" style:rel-width="100%" table:align="left" style:writing-mode="lr-tb"/>
    </style:style>
    <style:style style:name="Table4.A" style:family="table-column">
      <style:table-column-properties style:column-width="8.5cm" style:rel-column-width="481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4.A2" style:family="table-cell">
      <style:table-cell-properties style:vertical-align="top" fo:padding="0cm" fo:border="none" style:writing-mode="lr-tb"/>
    </style:style>
    <style:style style:name="Table4.B2" style:family="table-cell">
      <style:table-cell-properties style:vertical-align="top" fo:padding="0cm" fo:border="none" style:writing-mode="lr-tb"/>
    </style:style>
    <style:style style:name="Table4.A3" style:family="table-cell">
      <style:table-cell-properties style:vertical-align="top" fo:padding="0cm" fo:border="none" style:writing-mode="lr-tb"/>
    </style:style>
    <style:style style:name="Table4.B3" style:family="table-cell">
      <style:table-cell-properties style:vertical-align="top" fo:padding="0cm" fo:border="none" style:writing-mode="lr-tb"/>
    </style:style>
    <style:style style:name="Table4.A4" style:family="table-cell">
      <style:table-cell-properties style:vertical-align="top" fo:padding="0cm" fo:border="none" style:writing-mode="lr-tb"/>
    </style:style>
    <style:style style:name="Table4.B4" style:family="table-cell">
      <style:table-cell-properties style:vertical-align="top" fo:padding="0cm" fo:border="none" style:writing-mode="lr-tb"/>
    </style:style>
    <style:style style:name="Table4.5" style:family="table-row">
      <style:table-row-properties fo:keep-together="always"/>
    </style:style>
    <style:style style:name="Table4.A6" style:family="table-cell">
      <style:table-cell-properties style:vertical-align="top" fo:padding="0cm" fo:border="none" style:writing-mode="lr-tb"/>
    </style:style>
    <style:style style:name="Table4.B6" style:family="table-cell">
      <style:table-cell-properties style:vertical-align="top" fo:padding="0cm" fo:border="none" style:writing-mode="lr-tb"/>
    </style:style>
    <style:style style:name="Table4.A7" style:family="table-cell">
      <style:table-cell-properties style:vertical-align="top" fo:padding="0cm" fo:border="none" style:writing-mode="lr-tb"/>
    </style:style>
    <style:style style:name="Table4.B7" style:family="table-cell">
      <style:table-cell-properties style:vertical-align="top" fo:padding="0cm" fo:border="none" style:writing-mode="lr-tb"/>
    </style:style>
    <style:style style:name="Table4.A8" style:family="table-cell">
      <style:table-cell-properties style:vertical-align="top" fo:padding="0cm" fo:border="none" style:writing-mode="lr-tb"/>
    </style:style>
    <style:style style:name="Table4.B8" style:family="table-cell">
      <style:table-cell-properties style:vertical-align="top" fo:padding="0cm" fo:border="none" style:writing-mode="lr-tb"/>
    </style:style>
    <style:style style:name="Table4.A10" style:family="table-cell">
      <style:table-cell-properties style:vertical-align="top" fo:padding="0cm" fo:border="none" style:writing-mode="lr-tb"/>
    </style:style>
    <style:style style:name="Table4.B10" style:family="table-cell">
      <style:table-cell-properties style:vertical-align="top" fo:padding="0cm" fo:border="none" style:writing-mode="lr-tb"/>
    </style:style>
    <style:style style:name="Table4.A11" style:family="table-cell">
      <style:table-cell-properties style:vertical-align="top" fo:padding="0cm" fo:border="none" style:writing-mode="lr-tb"/>
    </style:style>
    <style:style style:name="Table4.B11" style:family="table-cell">
      <style:table-cell-properties style:vertical-align="top" fo:padding="0cm" fo:border="none" style:writing-mode="lr-tb"/>
    </style:style>
    <style:style style:name="Table4.A12" style:family="table-cell">
      <style:table-cell-properties style:vertical-align="top" fo:padding="0cm" fo:border="none" style:writing-mode="lr-tb"/>
    </style:style>
    <style:style style:name="Table4.B12" style:family="table-cell">
      <style:table-cell-properties style:vertical-align="top" fo:padding="0cm" fo:border="none" style:writing-mode="lr-tb"/>
    </style:style>
    <style:style style:name="Table4.A13" style:family="table-cell">
      <style:table-cell-properties style:vertical-align="top" fo:background-color="#dcdcdc" fo:padding="0cm" fo:border="none" style:writing-mode="lr-tb">
        <style:background-image/>
      </style:table-cell-properties>
    </style:style>
    <style:style style:name="Table4.A14" style:family="table-cell">
      <style:table-cell-properties style:vertical-align="top" fo:padding="0cm" fo:border="none" style:writing-mode="lr-tb"/>
    </style:style>
    <style:style style:name="Table4.B14" style:family="table-cell">
      <style:table-cell-properties style:vertical-align="top" fo:padding="0cm" fo:border="none" style:writing-mode="lr-tb"/>
    </style:style>
    <style:style style:name="Table3" style:family="table">
      <style:table-properties style:width="17cm" style:rel-width="100%" table:align="left" style:writing-mode="lr-tb"/>
    </style:style>
    <style:style style:name="Table3.A" style:family="table-column">
      <style:table-column-properties style:column-width="3.881cm" style:rel-column-width="2200*"/>
    </style:style>
    <style:style style:name="Table3.B" style:family="table-column">
      <style:table-column-properties style:column-width="13.12cm" style:rel-column-width="743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808080" fo:border-right="none" fo:border-top="0.5pt solid #808080" fo:border-bottom="0.5pt solid #808080" style:writing-mode="lr-tb"/>
    </style:style>
    <style:style style:name="Table3.B1" style:family="table-cell">
      <style:table-cell-properties style:vertical-align="top" fo:padding="0.097cm" fo:border="0.5pt solid #808080" style:writing-mode="lr-tb"/>
    </style:style>
    <style:style style:name="Table3.A2" style:family="table-cell">
      <style:table-cell-properties style:vertical-align="top" fo:padding="0.097cm" fo:border-left="0.5pt solid #808080" fo:border-right="none" fo:border-top="none" fo:border-bottom="0.5pt solid #808080" style:writing-mode="lr-tb"/>
    </style:style>
    <style:style style:name="Table3.B2" style:family="table-cell">
      <style:table-cell-properties style:vertical-align="top" fo:padding="0.097cm" fo:border-left="0.5pt solid #808080" fo:border-right="0.5pt solid #808080" fo:border-top="none" fo:border-bottom="0.5pt solid #808080" style:writing-mode="lr-tb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2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3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</style:style>
    <style:style style:name="P4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0b2e2" officeooo:paragraph-rsid="0020b2e2"/>
    </style:style>
    <style:style style:name="P5" style:family="paragraph" style:parent-style-name="WW-footnote">
      <style:text-properties officeooo:rsid="0020d191" officeooo:paragraph-rsid="0020d191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Standard">
      <style:text-properties officeooo:rsid="0016a3b6" officeooo:paragraph-rsid="0016a3b6"/>
    </style:style>
    <style:style style:name="P8" style:family="paragraph" style:parent-style-name="Standard">
      <style:text-properties officeooo:rsid="0025a05b" officeooo:paragraph-rsid="0025a05b"/>
    </style:style>
    <style:style style:name="P9" style:family="paragraph" style:parent-style-name="WW-meta-heading">
      <style:text-properties officeooo:rsid="0013c846" officeooo:paragraph-rsid="0013c846"/>
    </style:style>
    <style:style style:name="P10" style:family="paragraph" style:parent-style-name="Standard">
      <style:text-properties officeooo:rsid="0013c846" officeooo:paragraph-rsid="0013c846"/>
    </style:style>
    <style:style style:name="P11" style:family="paragraph" style:parent-style-name="Standard">
      <style:text-properties officeooo:rsid="0025f83d" officeooo:paragraph-rsid="0025f83d"/>
    </style:style>
    <style:style style:name="P12" style:family="paragraph" style:parent-style-name="WW-abstract-short">
      <style:text-properties officeooo:rsid="0013c846" officeooo:paragraph-rsid="0013c846"/>
    </style:style>
    <style:style style:name="P13" style:family="paragraph" style:parent-style-name="WW-abstract">
      <style:text-properties officeooo:rsid="0013c846" officeooo:paragraph-rsid="0013c846"/>
    </style:style>
    <style:style style:name="P14" style:family="paragraph" style:parent-style-name="Heading_20_2">
      <style:paragraph-properties fo:margin-left="0cm" fo:margin-right="0cm" fo:text-indent="0cm" style:auto-text-indent="false" fo:break-before="pag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23f229" officeooo:paragraph-rsid="0023f229"/>
    </style:style>
    <style:style style:name="P17" style:family="paragraph" style:parent-style-name="Standard">
      <style:text-properties officeooo:rsid="001a8108" officeooo:paragraph-rsid="001a8108"/>
    </style:style>
    <style:style style:name="P18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  <style:text-properties officeooo:paragraph-rsid="00293d96"/>
    </style:style>
    <style:style style:name="P19" style:family="paragraph" style:parent-style-name="Standard">
      <style:text-properties fo:font-weight="bold" officeooo:rsid="00293d96" officeooo:paragraph-rsid="00293d96" style:font-weight-asian="bold" style:font-weight-complex="bold"/>
    </style:style>
    <style:style style:name="P20" style:family="paragraph" style:parent-style-name="Standard">
      <style:text-properties officeooo:rsid="002c2c55" officeooo:paragraph-rsid="002c2c55"/>
    </style:style>
    <style:style style:name="P21" style:family="paragraph" style:parent-style-name="WW-paragraph">
      <style:text-properties officeooo:rsid="00293d96" officeooo:paragraph-rsid="00293d96"/>
    </style:style>
    <style:style style:name="P22" style:family="paragraph" style:parent-style-name="WW-paragraph">
      <style:text-properties fo:font-weight="bold" officeooo:rsid="002da5e6" officeooo:paragraph-rsid="002da5e6" style:font-weight-asian="bold" style:font-weight-complex="bold"/>
    </style:style>
    <style:style style:name="P23" style:family="paragraph" style:parent-style-name="WW-paragraph">
      <style:text-properties officeooo:rsid="002da5e6" officeooo:paragraph-rsid="002da5e6"/>
    </style:style>
    <style:style style:name="P24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paragraph-rsid="00293d96"/>
    </style:style>
    <style:style style:name="P25" style:family="paragraph" style:parent-style-name="Standard">
      <style:paragraph-properties fo:text-align="start" style:justify-single-word="false" style:writing-mode="lr-tb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27" style:family="paragraph" style:parent-style-name="Heading_20_1">
      <style:paragraph-properties fo:margin-left="0cm" fo:margin-right="0cm" fo:text-indent="0cm" style:auto-text-indent="false" fo:break-before="page"/>
    </style:style>
    <style:style style:name="P28" style:family="paragraph" style:parent-style-name="Standard" style:list-style-name="WW8Num2"/>
    <style:style style:name="P29" style:family="paragraph" style:parent-style-name="Standard" style:list-style-name="WW8Num2">
      <style:paragraph-properties fo:line-height="150%"/>
    </style:style>
    <style:style style:name="T1" style:family="text">
      <style:text-properties officeooo:rsid="0028eec4"/>
    </style:style>
    <style:style style:name="T2" style:family="text">
      <style:text-properties officeooo:rsid="00272de8"/>
    </style:style>
    <style:style style:name="T3" style:family="text">
      <style:text-properties officeooo:rsid="0025a05b"/>
    </style:style>
    <style:style style:name="T4" style:family="text">
      <style:text-properties officeooo:rsid="0020d191"/>
    </style:style>
    <style:style style:name="T5" style:family="text">
      <style:text-properties officeooo:rsid="0021fe51"/>
    </style:style>
    <style:style style:name="T6" style:family="text">
      <style:text-properties officeooo:rsid="0016a3b6"/>
    </style:style>
    <style:style style:name="T7" style:family="text">
      <style:text-properties officeooo:rsid="00177ccb"/>
    </style:style>
    <style:style style:name="T8" style:family="text">
      <style:text-properties officeooo:rsid="002c2c55"/>
    </style:style>
    <style:style style:name="T9" style:family="text">
      <style:text-properties officeooo:rsid="0028cdcf"/>
    </style:style>
    <style:style style:name="T10" style:family="text">
      <style:text-properties officeooo:rsid="001b85a1"/>
    </style:style>
    <style:style style:name="T11" style:family="text">
      <style:text-properties officeooo:rsid="00293d96"/>
    </style:style>
    <style:style style:name="T12" style:family="text">
      <style:text-properties officeooo:rsid="002b20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makes a tMS-legitamate docx file?</text:h>
      <text:p text:style-name="P2">A tMS-legitamate docx file is one that is formatted in a precise manner. The way to format the document is specified in these pages.</text:p>
      <text:p text:style-name="P2">When the node.<text:span text:style-name="T1">js</text:span> program tMSBuilder is run against the docx file it will look at the formatting to build a <text:span text:style-name="T1">html file and some supporting files that can be used create a book that works with tMS web application. This application is currently in development and resides at wiswo.org/books</text:span></text:p>
      <text:p text:style-name="P2"/>
      <text:h text:style-name="P3" text:outline-level="1">Custom <text:span text:style-name="T2">Paragraph </text:span>Styles in <text:span text:style-name="T3">a tMS-legit</text:span><text:span text:style-name="T1">a</text:span><text:span text:style-name="T3">mate </text:span>docx</text:h>
      <text:p text:style-name="P4">All of the custom styles included for a legitimate tMS document are contained in this document and are preceded by <text:span text:style-name="T4">‘</text:span>WW-<text:span text:style-name="T4">’.</text:span> <text:span text:style-name="T3">You can use this document to import the s</text:span><text:span text:style-name="T1">t</text:span><text:span text:style-name="T3">yles into your own document or you can use the template [insert template name here] which already has all the s</text:span><text:span text:style-name="T1">t</text:span><text:span text:style-name="T3">yles contained in it. Note f</text:span>ootnote<text:span text:style-name="T4">s are created with the Special Style called WW-footnote. </text:span><text:span text:style-name="T4"><text:note text:id="ftn1" text:note-class="footnote"><text:note-citation>1</text:note-citation><text:note-body><text:p text:style-name="P5">Even though it is a Special Style, WW-footnote will also appear when you select Custom Styles in the Styles filtering drop-down <text:span text:style-name="T5">of Libre Writer</text:span>.</text:p></text:note-body></text:note></text:span></text:p>
      <text:h text:style-name="P6" text:outline-level="2">Meta Data Page</text:h>
      <text:p text:style-name="Standard">The following paragraph styles are <text:span text:style-name="T6">usually </text:span>used only on the first <text:span text:style-name="T7">few </text:span>pages of the document <text:span text:style-name="T6">(although they can be written anywhere </text:span><text:span text:style-name="T7">and will be extracted from the book when converted</text:span><text:span text:style-name="T6">). </text:span><text:span text:style-name="T7">They </text:span>supply the <text:span text:style-name="T7">conversion program with </text:span>meta data<text:span text:style-name="T7">—</text:span>that is data about the document, not the document itself)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WW-title"><text:span text:style-name="T6">WW-t</text:span>itle</text:p>
          </table:table-cell>
          <table:table-cell table:style-name="Table1.A1" office:value-type="string">
            <text:p text:style-name="P7">The Title of the document</text:p>
          </table:table-cell>
        </table:table-row>
        <table:table-row table:style-name="Table1.1">
          <table:table-cell table:style-name="Table1.A1" office:value-type="string">
            <text:p text:style-name="WW-subtitle"><text:span text:style-name="T6">WW-s</text:span>ubtitle</text:p>
          </table:table-cell>
          <table:table-cell table:style-name="Table1.A1" office:value-type="string">
            <text:p text:style-name="P8">The subtitle of the document</text:p>
          </table:table-cell>
        </table:table-row>
        <table:table-row table:style-name="Table1.1">
          <table:table-cell table:style-name="Table1.A1" office:value-type="string">
            <text:p text:style-name="WW-authors"><text:span text:style-name="T6">WW-a</text:span>uthor<text:span text:style-name="T6">s</text:span></text:p>
          </table:table-cell>
          <table:table-cell table:style-name="Table1.A1" office:value-type="string">
            <text:p text:style-name="P8">The authors of a document. This is their tMS author code. To find the author code, see the directory names under _resources/author-data — these directory names are the only names you should use. <text:span text:style-name="T8">Each author is on a separate line.</text:span></text:p>
          </table:table-cell>
        </table:table-row>
        <table:table-row table:style-name="Table1.1">
          <table:table-cell table:style-name="Table1.A1" office:value-type="string">
            <text:p text:style-name="P9">WW-meta-heading</text:p>
          </table:table-cell>
          <table:table-cell table:style-name="Table1.A1" office:value-type="string">
            <text:p text:style-name="P10">The headings for meta data usually at the front of the document. <text:span text:style-name="T3">These headings are just for humans and are removed prior to any processing.</text:span></text:p>
          </table:table-cell>
        </table:table-row>
        <table:table-row table:style-name="Table1.1">
          <table:table-cell table:style-name="Table1.A1" office:value-type="string">
            <text:p text:style-name="WW-item-type">WW-item-type</text:p>
          </table:table-cell>
          <table:table-cell table:style-name="Table1.A1" office:value-type="string">
            <text:p text:style-name="P11">There is slightly different formatting depending on the item-type. There are currently just two: ‘Book’ or ‘Document’</text:p>
          </table:table-cell>
        </table:table-row>
        <table:table-row table:style-name="Table1.1">
          <table:table-cell table:style-name="Table1.A1" office:value-type="string">
            <text:p text:style-name="P12">WW-abstract-shor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3">WW-abstrac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Copyright">WW-Copyrigh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s-available"><text:span text:style-name="T6">WW-d</text:span>ownloads-<text:span text:style-name="T6">a</text:span>vailab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text"><text:span text:style-name="T6">WW-d</text:span>ownload-<text:span text:style-name="T6">t</text:span>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HTML"><text:span text:style-name="T6">WW-d</text:span>ownload-HTML</text:p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WW-backcover-text">WW-backcover-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special-message">WW-special-messag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-biography">WW-Author-biopgraphy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P14" text:outline-level="2">Document Pages</text:h>
      <text:p text:style-name="Standard">The following are the paragraph styles used for the document pages.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5">Normal Text</text:p>
          </table:table-cell>
          <table:covered-table-cell/>
        </table:table-row>
        <table:table-row table:style-name="Table2.1">
          <table:table-cell table:style-name="Table2.A2" office:value-type="string">
            <text:h text:style-name="WW-Chapter" text:outline-level="1">WW-Chapter</text:h>
          </table:table-cell>
          <table:table-cell table:style-name="Table2.A2" office:value-type="string">
            <text:p text:style-name="P16">A Chapter Heading</text:p>
          </table:table-cell>
        </table:table-row>
        <table:table-row table:style-name="Table2.1">
          <table:table-cell table:style-name="Table2.A2" office:value-type="string">
            <text:h text:style-name="WW-Chap-Section01" text:outline-level="2">WW-Chap-Section01</text:h>
          </table:table-cell>
          <table:table-cell table:style-name="Table2.A2" office:value-type="string">
            <text:p text:style-name="P16">A Chapter sub heading</text:p>
          </table:table-cell>
        </table:table-row>
        <table:table-row table:style-name="Table2.1">
          <table:table-cell table:style-name="Table2.A2" office:value-type="string">
            <text:p text:style-name="WW-paragraph">WW-paragraph</text:p>
          </table:table-cell>
          <table:table-cell table:style-name="Table2.A2" office:value-type="string">
            <text:p text:style-name="P16">A standard paragraph</text:p>
          </table:table-cell>
        </table:table-row>
        <table:table-row table:style-name="Table2.5">
          <table:table-cell table:style-name="Table2.A1" table:number-columns-spanned="2" office:value-type="string">
            <text:p text:style-name="P15">Blocks of text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line-block">WW-line-block</text:p>
          </table:table-cell>
          <table:table-cell table:style-name="Table2.A2" office:value-type="string">
            <text:p text:style-name="P16">For verse – aligned left with a small left margin</text:p>
          </table:table-cell>
        </table:table-row>
        <table:table-row table:style-name="Table2.1">
          <table:table-cell table:style-name="Table2.A2" office:value-type="string">
            <text:p text:style-name="WW-line-block-center">WW-line-block-center</text:p>
          </table:table-cell>
          <table:table-cell table:style-name="Table2.A2" office:value-type="string">
            <text:p text:style-name="P16">For verse – aligned centred on the longest line</text:p>
          </table:table-cell>
        </table:table-row>
        <table:table-row table:style-name="Table2.1">
          <table:table-cell table:style-name="Table2.A2" office:value-type="string">
            <text:p text:style-name="WW-blockquote">WW-blockquote</text:p>
          </table:table-cell>
          <table:table-cell table:style-name="Table2.A2" office:value-type="string">
            <text:p text:style-name="P16">A block of quoted text </text:p>
          </table:table-cell>
        </table:table-row>
        <table:table-row table:style-name="Table2.1">
          <table:table-cell table:style-name="Table2.A2" office:value-type="string">
            <text:p text:style-name="WW-tight-right-cite">WW-tight-right-cite</text:p>
          </table:table-cell>
          <table:table-cell table:style-name="Table2.A2" office:value-type="string">
            <text:p text:style-name="P16">A citation on the right hand side, usually used after one of the above three blocks</text:p>
          </table:table-cell>
        </table:table-row>
        <table:table-row table:style-name="Table2.1">
          <table:table-cell table:style-name="Table2.A2" office:value-type="string">
            <text:p text:style-name="WW-epigram">WW-epigram</text:p>
          </table:table-cell>
          <table:table-cell table:style-name="Table2.A2" office:value-type="string">
            <text:p text:style-name="Standard">For cent<text:span text:style-name="T7">re</text:span>d epigrams with images and citations underneath use epigram </text:p>
          </table:table-cell>
        </table:table-row>
        <table:table-row table:style-name="Table2.1">
          <table:table-cell table:style-name="Table2.A2" office:value-type="string">
            <text:p text:style-name="WW-epigram-cite">WW-epigram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2">WW-epigram-2</text:p>
          </table:table-cell>
          <table:table-cell table:style-name="Table2.A2" office:value-type="string">
            <text:p text:style-name="Standard">For impactful epigrams use epigram-2</text:p>
          </table:table-cell>
        </table:table-row>
        <table:table-row table:style-name="Table2.1">
          <table:table-cell table:style-name="Table2.A2" office:value-type="string">
            <text:p text:style-name="WW-epigram-2-cite">WW-epigram-2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3">WW-epigram-3</text:p>
          </table:table-cell>
          <table:table-cell table:style-name="Table2.A2" office:value-type="string">
            <text:p text:style-name="Standard">For longer epigrams that look like blocks of text use epigram-3 </text:p>
          </table:table-cell>
        </table:table-row>
        <text:soft-page-break/>
        <table:table-row table:style-name="Table2.1">
          <table:table-cell table:style-name="Table2.A2" office:value-type="string">
            <text:p text:style-name="WW-epigram-3-cite">WW-epigram-3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List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instruction-list">WW-instruction-list</text:p>
          </table:table-cell>
          <table:table-cell table:style-name="Table2.A2" office:value-type="string">
            <text:p text:style-name="Standard">These are lists of instructions such that each consecutive instruction starts with a number. They look like paragraphs, but do not indent when they start with a number.</text:p>
          </table:table-cell>
        </table:table-row>
        <table:table-row table:style-name="Table2.1">
          <table:table-cell table:style-name="Table2.A2" office:value-type="string">
            <text:p text:style-name="WW-instruction-list-comment">WW-instruction-list-comment</text:p>
          </table:table-cell>
          <table:table-cell table:style-name="Table2.A2" office:value-type="string">
            <text:p text:style-name="P17">A comment within an instruction list</text:p>
          </table:table-cell>
        </table:table-row>
        <table:table-row table:style-name="Table2.1">
          <table:table-cell table:style-name="Table2.A1" table:number-columns-spanned="2" office:value-type="string">
            <text:p text:style-name="P15">Tables <text:span text:style-name="T9">(Note: Normally we would use WW-paragraph tables although other paragraph styles are allowed)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table-caption">WW-table-caption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aption-Centered-Sans">WW-Caption-Centered-Sans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WW-Caption-Centered-Serif">WW-Caption-Centered-S<text:span text:style-name="T10">erif</text:span>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Glossari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gloss-term">WW-gloss-term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gloss-text">WW-gloss-text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Special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space">WW-spac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Imag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epigram-image">WW-epigram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entered-image">WW-centered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</table:table>
      <text:h text:style-name="P18" text:outline-level="1">Custom <text:span text:style-name="T11">Character </text:span>Styles in <text:span text:style-name="T3">a tMS-legit</text:span><text:span text:style-name="T1">a</text:span><text:span text:style-name="T3">mate </text:span>docx</text:h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19">Language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WW-paragraph"><text:span text:style-name="wwc-pali"><text:span text:style-name="T12">wwc-</text:span></text:span><text:span text:style-name="wwc-pali">pali</text:span></text:p>
          </table:table-cell>
          <table:table-cell table:style-name="Table4.B2" office:value-type="string">
            <text:p text:style-name="P20">Adds lang=’pi’</text:p>
          </table:table-cell>
        </table:table-row>
        <table:table-row table:style-name="Table4.1">
          <table:table-cell table:style-name="Table4.A2" office:value-type="string">
            <text:p text:style-name="WW-paragraph"><text:span text:style-name="wwc-sanskrit"><text:span text:style-name="T12">wwc-</text:span></text:span><text:span text:style-name="wwc-sanskrit">sanskrit</text:span></text:p>
          </table:table-cell>
          <table:table-cell table:style-name="Table4.B2" office:value-type="string">
            <text:p text:style-name="P20">Adds lang=’sa’</text:p>
          </table:table-cell>
        </table:table-row>
        <table:table-row table:style-name="Table4.1">
          <table:table-cell table:style-name="Table4.A2" office:value-type="string">
            <text:p text:style-name="WW-paragraph"/>
          </table:table-cell>
          <table:table-cell table:style-name="Table4.B2" office:value-type="string">
            <text:p text:style-name="Standard"/>
          </table:table-cell>
        </table:table-row>
        <table:table-row table:style-name="Table4.5">
          <table:table-cell table:style-name="Table4.A1" table:number-columns-spanned="2" office:value-type="string">
            <text:p text:style-name="P19">Control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1"><text:span text:style-name="wwc-sesame"><text:span text:style-name="T12">wwc-</text:span></text:span><text:span text:style-name="wwc-sesame">sesam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1"><text:span text:style-name="wwc-sesame-zot-reference"><text:span text:style-name="T12">wwc</text:span></text:span><text:span text:style-name="wwc-sesame-zot-reference">-sesame-zot-referenc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1"/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1" table:number-columns-spanned="2" office:value-type="string">
            <text:p text:style-name="P19">Formatting</text:p>
          </table:table-cell>
          <table:covered-table-cell/>
        </table:table-row>
        <table:table-row table:style-name="Table4.1">
          <table:table-cell table:style-name="Table4.A10" office:value-type="string">
            <text:p text:style-name="P21"><text:span text:style-name="wwc-list-margin"><text:span text:style-name="T12">wwc</text:span></text:span><text:span text:style-name="wwc-list-margin">-list-margin</text:span></text:p>
          </table:table-cell>
          <table:table-cell table:style-name="Table4.B10" office:value-type="string">
            <text:p text:style-name="Standard"/>
          </table:table-cell>
        </table:table-row>
        <table:table-row table:style-name="Table4.1">
          <table:table-cell table:style-name="Table4.A11" office:value-type="string">
            <text:p text:style-name="P21"><text:span text:style-name="wwc-PTS-reference"><text:span text:style-name="T12">wwc</text:span></text:span><text:span text:style-name="wwc-PTS-reference">-PTS-reference</text:span></text:p>
          </table:table-cell>
          <table:table-cell table:style-name="Table4.B11" office:value-type="string">
            <text:p text:style-name="Standard"/>
          </table:table-cell>
        </table:table-row>
        <table:table-row table:style-name="Table4.1">
          <table:table-cell table:style-name="Table4.A12" office:value-type="string">
            <text:p text:style-name="P21"/>
          </table:table-cell>
          <table:table-cell table:style-name="Table4.B12" office:value-type="string">
            <text:p text:style-name="Standard"/>
          </table:table-cell>
        </table:table-row>
        <table:table-row table:style-name="Table4.1">
          <table:table-cell table:style-name="Table4.A13" office:value-type="string">
            <text:p text:style-name="P22">Automatic – from LibreOffice </text:p>
          </table:table-cell>
          <table:table-cell table:style-name="Table4.A13" office:value-type="string">
            <text:p text:style-name="Standard"/>
          </table:table-cell>
        </table:table-row>
        <table:table-row table:style-name="Table4.1">
          <table:table-cell table:style-name="Table4.A14" office:value-type="string">
            <text:p text:style-name="P23"><text:a xlink:type="simple" xlink:href="http://wiswo.org/books" text:style-name="Internet_20_link" text:visited-style-name="Visited_20_Internet_20_Link">Internet Link</text:a></text:p>
          </table:table-cell>
          <table:table-cell table:style-name="Table4.B14" office:value-type="string">
            <text:p text:style-name="Standard"/>
          </table:table-cell>
        </table:table-row>
      </table:table>
      <text:p text:style-name="P24"/>
      <text:h text:style-name="P3" text:outline-level="1">Instructions for creating a new book:</text:h>
      <text:p text:style-name="P25">Write Book in LibreOffice Writer using the template: xxx-template-here</text:p>
      <text:p text:style-name="P25">First decide on the name of your book. This will determine the URL when in production. So a book with a <text:span text:style-name="Source_20_Text">bookID</text:span> of <text:span text:style-name="Source_20_Text">mybook</text:span> will eventual be linked as <text:span text:style-name="Source_20_Text">wiswo.org/books/mybook</text:span></text:p>
      <text:p text:style-name="P25">In Windows / Visual Studio Code:</text:p>
      <text:p text:style-name="P25">Create a directory in <text:span text:style-name="Source_20_Text">/books/_resources/book-data</text:span> for your new book with it’s <text:span text:style-name="Source_20_Text">bookID</text:span></text:p>
      <text:p text:style-name="P25">Create a directory in <text:span text:style-name="Source_20_Text">/books</text:span> for your new book with it’s <text:span text:style-name="Source_20_Text">bookID</text:span></text:p>
      <text:p text:style-name="P25"><text:span text:style-name="Source_20_Text">/books/_resources/book-data/bookID </text:span>should have the following fil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text:span text:style-name="Source_20_Text">biblio.json</text:span></text:p>
          </table:table-cell>
          <table:table-cell table:style-name="Table3.B1" office:value-type="string">
            <text:p text:style-name="P25">(see Creating a bibliography)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FrontLarge.jpg</text:span></text:p>
          </table:table-cell>
          <table:table-cell table:style-name="Table3.B2" office:value-type="string">
            <text:p text:style-name="P25">(Front Cover of the book 600px X 900px) – Used in the Info Modal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FrontSmall.jpg</text:span></text:p>
          </table:table-cell>
          <table:table-cell table:style-name="Table3.B2" office:value-type="string">
            <text:p text:style-name="P25">(Front Cover of the book 200px X 300px) – Used in the Library</text:p>
          </table:table-cell>
        </table:table-row>
        <table:table-row table:style-name="Table3.1">
          <table:table-cell table:style-name="Table3.A2" office:value-type="string">
            <text:p text:style-name="P25"><text:span text:style-name="Source_20_Text">bookID.docx</text:span></text:p>
          </table:table-cell>
          <table:table-cell table:style-name="Table3.B2" office:value-type="string">
            <text:p text:style-name="P25">This is the book written in LibreOffice Writer and saved as Word 2010 / 365 document</text:p>
          </table:table-cell>
        </table:table-row>
      </table:table>
      <text:p text:style-name="P25">Plus the two sesame files (<text:span text:style-name="Source_20_Text">sesame.json</text:span> and <text:span text:style-name="Source_20_Text">sesameref.json</text:span>)</text:p>
      <text:h text:style-name="P26" text:outline-level="2">Creating a bibliography</text:h>
      <text:p text:style-name="P25">Create <text:span text:style-name="Source_20_Text">new Collection</text:span> for book in Zotero and give it your <text:span text:style-name="Source_20_Text">bookID</text:span> as a name</text:p>
      <text:p text:style-name="P25">right-click the collection and Export Collection in the format Better CSL JSON to the <text:span text:style-name="Source_20_Text">/books/_resources/book-data/bookID</text:span> and save it as <text:span text:style-name="Source_20_Text">biblio.json</text:span></text:p>
      <text:p text:style-name="P25"/>
      <text:h text:style-name="P27" text:outline-level="1">How it works</text:h>
      <text:list text:style-name="WW8Num2">
        <text:list-item>
          <text:p text:style-name="P28"><text:span text:style-name="Source_20_Text">BookID.docx</text:span> is run through pandoc to create the <text:span text:style-name="Source_20_Text">pandoc.html</text:span> file.</text:p>
        </text:list-item>
        <text:list-item>
          <text:p text:style-name="P28">The <text:span text:style-name="Source_20_Text">pandoc.html</text:span> file is processed to produce the following files:</text:p>
          <text:list>
            <text:list-item>
              <text:p text:style-name="P29"><text:span text:style-name="Source_20_Text">meta.json</text:span></text:p>
            </text:list-item>
            <text:list-item>
              <text:p text:style-name="P29"><text:span text:style-name="Source_20_Text">toc.json</text:span></text:p>
            </text:list-item>
            <text:list-item>
              <text:p text:style-name="P29"><text:span text:style-name="Source_20_Text">footnotes.json</text:span></text:p>
            </text:list-item>
            <text:list-item>
              <text:p text:style-name="P28"><text:span text:style-name="Source_20_Text">info.json </text:span>(in the <text:span text:style-name="Source_20_Text">built-info-data</text:span> fold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Mono3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2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2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style:contextual-spacing="false" fo:line-height="115%" fo:text-align="start" style:justify-single-word="false" fo:orphans="2" fo:widows="2" fo:hyphenation-ladder-count="no-limit" fo:hyphenation-keep="page" loext:hyphenation-keep-type="column" fo:padding="0.049cm" fo:border="none" style:punctuation-wrap="hanging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47cm" style:contextual-spacing="false" fo:line-height="115%" fo:padding="0.811cm" fo:border="non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class="extra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fo:font-style="italic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loext:linked-style-name="Heading_20_7_20_Char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loext:linked-style-name="Footnote_20_Text_20_Char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Header_20_Char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Footer_20_Char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2cm" fo:margin-right="2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fo:font-weight="bold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loext:linked-style-name="Title_20_Char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2" style:font-family-asian="NSimSun" style:font-family-generic-asian="system" style:font-pitch-asian="variable" style:font-size-asian="22pt" style:language-asian="zh" style:country-asian="CN" style:font-weight-asian="normal" style:font-name-complex="Lucida Sans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loext:linked-style-name="Subtitle_20_Char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6400" loext:opacity="10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3cb371" loext:opacity="100%" style:font-name="Liberation Serif" fo:font-family="'Liberation Serif'" style:font-family-generic="roman" style:font-pitch="variable" fo:font-size="12pt" fo:language="en" fo:country="GB" fo:font-style="italic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Cambria" fo:font-family="Cambria" style:font-family-generic="roman" style:font-pitch="variable" fo:font-size="12pt" fo:language="en" fo:country="GB" style:letter-kerning="true" fo:background-color="transparent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fo:line-height="115%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>
      <style:paragraph-properties fo:margin-top="0.499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default-outline-level="1" style:list-style-name="">
      <style:paragraph-properties fo:margin-top="3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style:font-name="Cambria" fo:font-family="Cambria" style:font-family-generic="roman" style:font-pitch="variable" fo:font-size="18pt" fo:language="en" fo:country="GB" style:letter-kerning="true" style:font-name-asian="NSimSun2" style:font-family-asian="NSimSun" style:font-family-generic-asian="system" style:font-pitch-asian="variable" style:font-size-asian="18pt" style:language-asian="zh" style:country-asian="CN" style:font-name-complex="Lucida Sans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-Section01" style:family="paragraph" style:default-outline-level="2" style:list-styl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text-underline-style="none" fo:font-weight="bold" style:letter-kerning="true" style:font-name-asian="NSimSun2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.101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fo:color="#bf0041" loext:opacity="100%" style:font-name="Arial" fo:font-family="Arial" style:font-family-generic="swiss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color="#800080" loext:opacity="10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 style:parent-style-name="WW-paragraph">
      <style:paragraph-properties fo:margin-left="3.099cm" fo:text-indent="0cm" style:auto-text-indent="false"/>
      <style:text-properties fo:color="#b85c00" loext:opacity="100%" style:text-line-through-style="none" style:text-line-through-type="none" fo:font-size="12pt" style:font-size-asian="12pt"/>
    </style:style>
    <style:style style:name="WW-epigram-image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break-before="page" style:punctuation-wrap="hanging" style:writing-mode="lr-tb"/>
      <style:text-properties fo:color="#5eb91e" loext:opacity="100%" style:font-name="Miriam Mono CLM" fo:font-family="'Miriam Mono CLM'" style:font-pitch="variable" fo:font-size="12pt" fo:language="en" fo:country="GB" fo:font-weight="bold" style:letter-kerning="true" fo:background-color="#ffffd7" style:font-name-asian="NSimSun2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entered-image" style:family="paragraph" style:parent-style-name="WW-epigram-image">
      <style:paragraph-properties fo:break-before="auto" fo:break-after="auto"/>
      <style:text-properties fo:color="#5eb91e" loext:opacity="100%" fo:background-color="#ffdbb6"/>
    </style:style>
    <style:style style:name="WW-table-capt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2e8b57" loext:opacity="100%" style:font-name="Cambria" fo:font-family="Cambria" style:font-family-generic="roman" style:font-pitch="variable" fo:font-size="12pt" fo:language="en" fo:country="GB" style:text-underline-style="solid" style:text-underline-width="auto" style:text-underline-color="font-color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parent-style-name="WW-paragraph">
      <style:paragraph-properties fo:margin-top="0.3cm" fo:margin-bottom="0.3cm" style:contextual-spacing="false" style:writing-mode="lr-tb"/>
      <style:text-properties fo:color="#069a2e" loext:opacity="100%" style:text-underline-style="solid" style:text-underline-width="auto" style:text-underline-color="font-color" fo:font-weight="bold" style:font-weight-asian="bold"/>
    </style:style>
    <style:style style:name="WW-gloss-text" style:family="paragraph" style:parent-style-name="WW-gloss-term">
      <style:text-properties fo:color="#3faf46" loext:opacity="100%" style:text-underline-style="none" fo:font-weight="normal" style:font-weight-asian="normal"/>
    </style:style>
    <style:style style:name="WW-spac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padding-left="5.009cm" fo:padding-right="5.009cm" fo:padding-top="0cm" fo:padding-bottom="0cm" fo:border="0.26pt solid #8d281e" style:shadow="none" style:punctuation-wrap="hanging" style:writing-mode="lr-tb"/>
      <style:text-properties fo:color="#ffffff" loext:opacity="100%" style:font-name="Liberation Serif" fo:font-family="'Liberation Serif'" style:font-family-generic="roman" style:font-pitch="variable" fo:font-size="12pt" fo:language="en" fo:country="GB" style:letter-kerning="true" fo:background-color="#8d281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>
      <style:paragraph-properties fo:margin-top="0cm" fo:margin-bottom="0.199cm" style:contextual-spacing="false"/>
      <style:text-properties style:font-name="Calibri" fo:font-family="Calibri" style:font-family-generic="roman" style:font-pitch="variable" fo:font-size="10pt" style:font-size-asian="10pt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c9211e" loext:opacity="100%" style:font-name="Arial" fo:font-family="Arial" style:font-family-generic="swiss" style:font-pitch="variable" fo:font-size="10pt" fo:language="en" fo:country="GB" fo:font-style="italic" style:letter-kerning="true" style:font-name-asian="NSimSun2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 style:parent-style-name="WW-paragraph">
      <style:paragraph-properties fo:margin-left="0.499cm"/>
      <style:text-properties fo:color="#7b3d00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tem-typ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1cm" fo:margin-right="1cm" fo:margin-top="0cm" fo:margin-bottom="0cm" style:contextual-spacing="false" fo:text-align="start" style:justify-single-word="false" fo:orphans="2" fo:widows="2" fo:hyphenation-ladder-count="no-limit" fo:hyphenation-keep="auto" loext:hyphenation-keep-type="column" fo:padding="0.035cm" fo:border="0.26pt dotted #a52a2a" style:shadow="none" style:writing-mode="lr-tb"/>
      <style:text-properties fo:color="#800000" loext:opacity="100%" style:font-name="Liberation Serif" fo:font-family="'Liberation Serif'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parent-style-name="WW-epigram-2">
      <style:paragraph-properties fo:margin-top="0cm" fo:margin-bottom="0.499cm" style:contextual-spacing="false" fo:text-align="end" style:justify-single-word="false"/>
      <style:text-properties fo:color="#000000" loext:opacity="100%" fo:font-style="normal" fo:font-weight="normal" fo:background-color="transparent" style:font-style-asian="normal" style:font-weight-asian="normal"/>
    </style:style>
    <style:style style:name="WW-tight-right-cite" style:family="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fo:color="#d2691e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5e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/>
      <style:text-properties style:font-name="Calibri1" fo:font-family="Calibri" style:font-style-name="Regular" style:font-family-generic="swiss" style:font-pitch="variable" fo:font-size="11pt" fo:background-color="#f0ffff"/>
    </style:style>
    <style:style style:name="WW-download-HTML" style:family="paragraph"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scadia Mono Light" fo:font-family="'Cascadia Mono Light'" style:font-family-generic="roman" style:font-pitch="variable" fo:font-size="8pt" fo:language="en" fo:country="GB" fo:font-style="normal" fo:font-weight="normal" style:letter-kerning="true" style:font-name-asian="NSimSun2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1pt" fo:language="en" fo:country="GB" style:letter-kerning="true" style:font-name-asian="NSimSun2" style:font-family-asian="NSimSun" style:font-family-generic-asian="system" style:font-pitch-asian="variable" style:font-size-asian="11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Cambria" fo:font-family="Cambria" style:font-family-generic="roman" style:font-pitch="variable" fo:font-size="20pt" fo:language="en" fo:country="GB" style:letter-kerning="true" style:font-name-asian="NSimSun2" style:font-family-asian="NSimSun" style:font-family-generic-asian="system" style:font-pitch-asian="variable" style:font-size-asian="2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text-properties style:font-name="Cambria1" fo:font-family="Cambria" style:font-style-name="Regular" style:font-family-generic="roman" style:font-pitch="variable"/>
    </style:style>
    <style:style style:name="WW-epigram-3-cite" style:family="paragraph">
      <style:paragraph-properties fo:text-align="end" style:justify-single-word="false"/>
    </style:style>
    <style:style style:name="WW-footnote" style:family="paragraph" style:class="extra">
      <style:text-properties fo:background-color="#eeeeee"/>
    </style:style>
    <style:style style:name="Source_20_Text" style:display-name="Source Text" style:family="text">
      <style:text-properties style:font-name="Liberation Mono3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3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3465a4" loext:opacity="100%" style:text-underline-style="none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c-sesame" style:family="text">
      <style:text-properties style:letter-kerning="false" fo:background-color="#fce4ec"/>
    </style:style>
    <style:style style:name="wwc-sesame-zot-reference" style:family="text">
      <style:text-properties style:text-position="0% 100%" fo:background-color="#fff8e1"/>
    </style:style>
    <style:style style:name="wwc-PTS-reference" style:family="text">
      <style:text-properties fo:background-color="#dcdcdc"/>
    </style:style>
    <style:style style:name="wwc-pali" style:family="text">
      <style:text-properties fo:color="#33691e" loext:opacity="100%" fo:font-style="italic" fo:background-color="transparent"/>
    </style:style>
    <style:style style:name="wwc-list-margin" style:family="text">
      <style:text-properties style:text-line-through-style="none" style:text-line-through-type="none" style:letter-kerning="true" fo:background-color="#f3e5f5"/>
    </style:style>
    <style:style style:name="wwc-sanskrit" style:family="text">
      <style:text-properties fo:color="#6d4c41" loext:opacity="100%" fo:font-style="italic" style:letter-kerning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WW-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0:44:10.794000000</meta:creation-date>
    <dc:creator>Stuart Corner</dc:creator>
    <dc:date>2025-01-18T12:46:01.336000000</dc:date>
    <meta:editing-cycles>21</meta:editing-cycles>
    <meta:editing-duration>PT10H26M32S</meta:editing-duration>
    <meta:generator>LibreOffice/24.8.4.2$Windows_X86_64 LibreOffice_project/bb3cfa12c7b1bf994ecc5649a80400d06cd71002</meta:generator>
    <meta:document-statistic meta:table-count="4" meta:image-count="0" meta:object-count="0" meta:page-count="8" meta:paragraph-count="113" meta:word-count="748" meta:character-count="4938" meta:non-whitespace-character-count="4298"/>
  </office:meta>
</office:document-meta>
</file>